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8" table:number-columns-repeated="2"/>
          <table:table-cell table:style-name="ce48" office:value-type="string">
            <text:p>GPS</text:p>
          </table:table-cell>
          <table:table-cell table:style-name="ce50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4-09_20-50-37_000.jpg</text:p>
          </table:table-cell>
          <table:table-cell table:style-name="ce27" office:value-type="string">
            <text:p><text:s/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4-10_01-45-41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4-10_01-45-44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4-10_08-40-57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4-10_13-40-35_000.jpg</text:p>
          </table:table-cell>
          <table:table-cell table:style-name="ce28" office:value-type="string">
            <text:p>:PHOTO 記録用 / @自室前：ベランダ：プランター / target=種（たね） occasion=種を植えた species=オクラ,id=2022-04-10_13-40-35_000.jpg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PHOTO 記録用 / @自室前：ベランダ：プランター / target=種（たね） occasion=種を植えた species=オクラ,id=2022-04-10_13-40-35_000.jpg">
            <text:p>:PHOTO 記録用 / @自室前：ベランダ：プランター / target=種（たね） occasion=種を植えた species=オクラ,id=2022-04-10_13-40-35_000.jpg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4-10_14-10-59_000.jpg</text:p>
          </table:table-cell>
          <table:table-cell table:style-name="ce27" office:value-type="string">
            <text:p><text:s/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4-10_16-14-40_000.jpg</text:p>
          </table:table-cell>
          <table:table-cell table:style-name="ce36" office:value-type="string">
            <text:p>:m :篠笛,shinobue #*# / session-memo / s.1~* / memo,theme=fingering:kan,content=~,for=list,other=hole:7-6-5h-7,page=1</text:p>
          </table:table-cell>
          <table:table-cell table:style-name="ce29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:篠笛,shinobue #*# / session-memo / s.1~* / memo,theme=fingering:kan,content=~,for=list,other=hole:7-6-5h-7,page=1">
            <text:p>:m :篠笛,shinobue #*# / session-memo / s.1~* / memo,theme=fingering:kan,content=~,for=list,other=hole:7-6-5h-7,page=1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4-10_16-14-44_000.jpg</text:p>
          </table:table-cell>
          <table:table-cell table:style-name="ce36" office:value-type="string">
            <text:p>:m :篠笛,shinobue #*# / session-memo / s.1~* / memo,theme=fingering:otsu,content=~,for=list,other=hole:6~q-1;7;0;0~-q,page=1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:篠笛,shinobue #*# / session-memo / s.1~* / memo,theme=fingering:otsu,content=~,for=list,other=hole:6~q-1;7;0;0~-q,page=1">
            <text:p>:m :篠笛,shinobue #*# / session-memo / s.1~* / memo,theme=fingering:otsu,content=~,for=list,other=hole:6~q-1;7;0;0~-q,page=1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4-10_16-14-50_000.jpg</text:p>
          </table:table-cell>
          <table:table-cell table:style-name="ce36" office:value-type="string">
            <text:p>:m :篠笛,shinobue #*# / session-memo / s.1~* / memo,theme=fingering:dai-kan,content=~,for=list,other=~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:篠笛,shinobue #*# / session-memo / s.1~* / memo,theme=fingering:dai-kan,content=~,for=list,other=~ ">
            <text:p>:m :篠笛,shinobue #*# / session-memo / s.1~* / memo,theme=fingering:dai-kan,content=~,for=list,other=~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4-10_17-16-36_000.jpg</text:p>
          </table:table-cell>
          <table:table-cell table:style-name="ce36" office:value-type="string">
            <text:p>:m RES 1*2 / free# JVEMV6 68#_223:1 / 68. theoretical-physics(tp) / w=~,topics=２次元：回転：座標系,other=calc+:中心角から、弦の長さを知る,doc=r-8-1~4.1.5#10.1;r-8-1~4.1.4#1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RES 1*2 / free# JVEMV6 68#_223:1 / 68. theoretical-physics(tp) / w=~,topics=２次元：回転：座標系,other=calc+:中心角から、弦の長さを知る,doc=r-8-1~4.1.5#10.1;r-8-1~4.1.4#1">
            <text:p>:m RES 1*2 / free# JVEMV6 68#_223:1 / 68. theoretical-physics(tp) / w=~,topics=２次元：回転：座標系,other=calc+:中心角から、弦の長さを知る,doc=r-8-1~4.1.5#10.1;r-8-1~4.1.4#1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4-10_17-16-54_000.jpg</text:p>
          </table:table-cell>
          <table:table-cell table:style-name="ce36" office:value-type="string">
            <text:p>:m RES 2*2 / free# JVEMV6 68#_223:1 / 68. theoretical-physics(tp) / w=~,topics=２次元：回転：座標系,other=~,doc=r-8-1~4.1.4#1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RES 2*2 / free# JVEMV6 68#_223:1 / 68. theoretical-physics(tp) / w=~,topics=２次元：回転：座標系,other=~,doc=r-8-1~4.1.4#1">
            <text:p>:m RES 2*2 / free# JVEMV6 68#_223:1 / 68. theoretical-physics(tp) / w=~,topics=２次元：回転：座標系,other=~,doc=r-8-1~4.1.4#1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4-10_19-08-12_000.jpg</text:p>
          </table:table-cell>
          <table:table-cell table:style-name="ce36" office:value-type="string">
            <text:p>:m :篠笛,shinobue #*# / memo:song / song-id=17 / picture=~,content=p-1:①,for=,other=~ / N~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:篠笛,shinobue #*# / memo:song / song-id=17 / picture=~,content=p-1:①,for=,other=~ / N~ ">
            <text:p>:m :篠笛,shinobue #*# / memo:song / song-id=17 / picture=~,content=p-1:①,for=,other=~ / N~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4-10_19-08-22_000.jpg</text:p>
          </table:table-cell>
          <table:table-cell table:style-name="ce36" office:value-type="string">
            <text:p>:m :篠笛,shinobue #*# / memo:practice / practice-id=1 / picture=~,content=~,for=transition,other=hole:4-3;4-3-2;4-4`-3-3` / N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:篠笛,shinobue #*# / memo:practice / practice-id=1 / picture=~,content=~,for=transition,other=hole:4-3;4-3-2;4-4`-3-3` / N~">
            <text:p>:m :篠笛,shinobue #*# / memo:practice / practice-id=1 / picture=~,content=~,for=transition,other=hole:4-3;4-3-2;4-4`-3-3`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49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number-columns-repeated="2" table:style-name="ce20" office:value-type="string">
            <text:p>*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<text:s/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<text:s/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6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7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1">2022/04/11</text:date>, <text:time>09:18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11T09:18:11.32</dc:date>
    <dc:creator>iwabuchi ken</dc:creator>
    <meta:editing-duration>P45DT15H56M41S</meta:editing-duration>
    <meta:editing-cycles>14904</meta:editing-cycles>
    <meta:document-statistic meta:table-count="2" meta:cell-count="487" meta:object-count="0"/>
    <meta:user-defined meta:name="qrichtext">1</meta:user-defined>
  </office:meta>
</office:document-meta>
</file>